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17eade" officeooo:paragraph-rsid="0017eade"/>
    </style:style>
    <style:style style:name="P3" style:family="paragraph" style:parent-style-name="Standard">
      <style:text-properties officeooo:rsid="000ec1fd" officeooo:paragraph-rsid="000ec1fd"/>
    </style:style>
    <style:style style:name="P4" style:family="paragraph" style:parent-style-name="Standard">
      <style:text-properties officeooo:rsid="0025e06b" officeooo:paragraph-rsid="0025e06b"/>
    </style:style>
    <style:style style:name="P5" style:family="paragraph" style:parent-style-name="Standard">
      <style:text-properties officeooo:rsid="000f9144" officeooo:paragraph-rsid="000f9144"/>
    </style:style>
    <style:style style:name="P6" style:family="paragraph" style:parent-style-name="Standard">
      <style:text-properties officeooo:rsid="0025274f" officeooo:paragraph-rsid="0017eade"/>
    </style:style>
    <style:style style:name="P7" style:family="paragraph" style:parent-style-name="Standard">
      <style:text-properties officeooo:rsid="002753b3" officeooo:paragraph-rsid="002753b3"/>
    </style:style>
    <style:style style:name="P8" style:family="paragraph" style:parent-style-name="Standard">
      <style:text-properties officeooo:rsid="002cf4d8" officeooo:paragraph-rsid="002cf4d8"/>
    </style:style>
    <style:style style:name="P9" style:family="paragraph" style:parent-style-name="Standard">
      <style:text-properties officeooo:rsid="002994ba" officeooo:paragraph-rsid="002994ba"/>
    </style:style>
    <style:style style:name="P10" style:family="paragraph" style:parent-style-name="Standard">
      <style:text-properties officeooo:rsid="001cbe0b" officeooo:paragraph-rsid="001cbe0b"/>
    </style:style>
    <style:style style:name="P11" style:family="paragraph" style:parent-style-name="Standard">
      <style:text-properties officeooo:rsid="0018ee29" officeooo:paragraph-rsid="0018ee29"/>
    </style:style>
    <style:style style:name="T1" style:family="text">
      <style:text-properties officeooo:rsid="00256c36"/>
    </style:style>
    <style:style style:name="T2" style:family="text">
      <style:text-properties officeooo:rsid="0026f190"/>
    </style:style>
    <style:style style:name="T3" style:family="text">
      <style:text-properties officeooo:rsid="0025e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<text:span text:style-name="T1">9:30</text:span></text:p>
      <text:p text:style-name="P2">Asiste <text:span text:style-name="T1">Carlos Megías, <text:s/></text:span><text:span text:style-name="T2">y </text:span><text:span text:style-name="T3">el resto se comunica por mensaje de texto.</text:span></text:p>
      <text:p text:style-name="P3">Tarea 1 asignada a <text:span text:style-name="T3">Carlos Megías</text:span></text:p>
      <text:p text:style-name="P3">Tarea 2 asignada a <text:span text:style-name="T3">Erik Flaquer</text:span></text:p>
      <text:p text:style-name="P3">Tarea 3 asignada a <text:span text:style-name="T3">Aníbal Zambrana</text:span></text:p>
      <text:p text:style-name="P3">Tarea 4 asignada a Pablo Guerrero</text:p>
      <text:p text:style-name="P4">Tarea 5 asignada a Pablo Guerrero</text:p>
      <text:p text:style-name="P5">Finalizada a 1<text:span text:style-name="T1">9:45</text:span></text:p>
      <text:p text:style-name="P5"/>
      <text:p text:style-name="P6"/>
      <text:p text:style-name="P7">2º Reunión</text:p>
      <text:p text:style-name="P7">Iniciada a las 19:30</text:p>
      <text:p text:style-name="P7">Asisten todos</text:p>
      <text:p text:style-name="P7">Carlos Megías empieza la Tarea 1</text:p>
      <text:p text:style-name="P8">Finalizada a 19:45</text:p>
      <text:p text:style-name="P7"/>
      <text:p text:style-name="P9"/>
      <text:p text:style-name="P10"/>
      <text:p text:style-name="P1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8.3.2$Windows_X86_64 LibreOffice_project/48a6bac9e7e268aeb4c3483fcf825c94556d9f92</meta:generator>
    <dc:date>2024-12-07T20:46:17.811000000</dc:date>
    <meta:editing-duration>PT2H43M14S</meta:editing-duration>
    <meta:editing-cycles>20</meta:editing-cycles>
    <meta:document-statistic meta:table-count="0" meta:image-count="0" meta:object-count="0" meta:page-count="1" meta:paragraph-count="14" meta:word-count="68" meta:character-count="370" meta:non-whitespace-character-count="315"/>
  </office:meta>
</office:document-meta>
</file>